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Pivot Lab 2</text:p>
          </table:table-cell>
          <table:table-cell office:value-type="string" calcext:value-type="string">
            <text:p>Pivot Lab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Class Part.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1" office:value-type="float" office:value="0.91" calcext:value-type="float">
            <text:p>0.9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]+35*AVERAGE([.G2];[.H2];[.I2];[.J2])+25*[.F2]+25*[.K2]" office:value-type="float" office:value="90.9346362229102" calcext:value-type="float">
            <text:p>90.9346362229102</text:p>
          </table:table-cell>
          <table:table-cell table:formula="of:=[.N2]+3" office:value-type="float" office:value="93.9346362229102" calcext:value-type="float">
            <text:p>93.93463622291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" office:value-type="float" office:value="0.9" calcext:value-type="float">
            <text:p>0.9</text:p>
          </table:table-cell>
          <table:table-cell table:formula="of:=17/17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3]+35*AVERAGE([.G3];[.H3];[.I3];[.J3])+25*[.F3]+25*[.K3]" office:value-type="float" office:value="89.8305921052632" calcext:value-type="float">
            <text:p>89.8305921052632</text:p>
          </table:table-cell>
          <table:table-cell table:formula="of:=[.N3]+3" office:value-type="float" office:value="92.8305921052631" calcext:value-type="float">
            <text:p>92.830592105263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0.77" office:value-type="float" office:value="0.77" calcext:value-type="float">
            <text:p>0.77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0/20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4]+35*AVERAGE([.G4];[.H4];[.I4];[.J4])+25*[.F4]+25*[.K4]" office:value-type="float" office:value="78.5822658668731" calcext:value-type="float">
            <text:p>78.5822658668731</text:p>
          </table:table-cell>
          <table:table-cell table:formula="of:=[.N4]+3" office:value-type="float" office:value="81.5822658668731" calcext:value-type="float">
            <text:p>81.582265866873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1" office:value-type="float" office:value="0.91" calcext:value-type="float">
            <text:p>0.91</text:p>
          </table:table-cell>
          <table:table-cell table:formula="of:=17/17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5]+35*AVERAGE([.G5];[.H5];[.I5];[.J5])+25*[.F5]+25*[.K5]" office:value-type="float" office:value="92.0932565789474" calcext:value-type="float">
            <text:p>92.0932565789474</text:p>
          </table:table-cell>
          <table:table-cell table:formula="of:=[.N5]+3" office:value-type="float" office:value="95.0932565789474" calcext:value-type="float">
            <text:p>95.09325657894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19/19" office:value-type="float" office:value="1" calcext:value-type="float">
            <text:p>1</text:p>
          </table:table-cell>
          <table:table-cell table:formula="of:=0.92" office:value-type="float" office:value="0.92" calcext:value-type="float">
            <text:p>0.92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6]+35*AVERAGE([.G6];[.H6];[.I6];[.J6])+25*[.F6]+25*[.K6]" office:value-type="float" office:value="94.2715073529412" calcext:value-type="float">
            <text:p>94.2715073529412</text:p>
          </table:table-cell>
          <table:table-cell table:formula="of:=[.N6]+3" office:value-type="float" office:value="97.2715073529412" calcext:value-type="float">
            <text:p>97.27150735294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3" office:value-type="float" office:value="0.93" calcext:value-type="float">
            <text:p>0.93</text:p>
          </table:table-cell>
          <table:table-cell table:formula="of:=17/17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7]+35*AVERAGE([.G7];[.H7];[.I7];[.J7])+25*[.F7]+25*[.K7]" office:value-type="float" office:value="94.0182565789474" calcext:value-type="float">
            <text:p>94.0182565789474</text:p>
          </table:table-cell>
          <table:table-cell table:formula="of:=[.N7]+3" office:value-type="float" office:value="97.0182565789474" calcext:value-type="float">
            <text:p>97.01825657894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9" office:value-type="float" office:value="0.89" calcext:value-type="float">
            <text:p>0.89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0/20" office:value-type="float" office:value="0" calcext:value-type="float">
            <text:p>0</text:p>
          </table:table-cell>
          <table:table-cell table:formula="of:=0/16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8]+35*AVERAGE([.G8];[.H8];[.I8];[.J8])+25*[.F8]+25*[.K8]" office:value-type="float" office:value="72.9577786377709" calcext:value-type="float">
            <text:p>72.9577786377709</text:p>
          </table:table-cell>
          <table:table-cell table:formula="of:=[.N8]+3" office:value-type="float" office:value="75.9577786377709" calcext:value-type="float">
            <text:p>75.957778637770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5" office:value-type="float" office:value="0.95" calcext:value-type="float">
            <text:p>0.95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9]+35*AVERAGE([.G9];[.H9];[.I9];[.J9])+25*[.F9]+25*[.K9]" office:value-type="float" office:value="92.5682565789474" calcext:value-type="float">
            <text:p>92.5682565789474</text:p>
          </table:table-cell>
          <table:table-cell table:formula="of:=[.N9]+3" office:value-type="float" office:value="95.5682565789474" calcext:value-type="float">
            <text:p>95.56825657894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0.89" office:value-type="float" office:value="0.89" calcext:value-type="float">
            <text:p>0.89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0]+35*AVERAGE([.G10];[.H10];[.I10];[.J10])+25*[.F10]+25*[.K10]" office:value-type="float" office:value="80.1407797987616" calcext:value-type="float">
            <text:p>80.1407797987616</text:p>
          </table:table-cell>
          <table:table-cell table:formula="of:=[.N10]+3" office:value-type="float" office:value="83.1407797987616" calcext:value-type="float">
            <text:p>83.14077979876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3" office:value-type="float" office:value="0.83" calcext:value-type="float">
            <text:p>0.83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10/20" office:value-type="float" office:value="0.5" calcext:value-type="float">
            <text:p>0.5</text:p>
          </table:table-cell>
          <table:table-cell table:formula="of:=6/16" office:value-type="float" office:value="0.375" calcext:value-type="float">
            <text:p>0.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1]+35*AVERAGE([.G11];[.H11];[.I11];[.J11])+25*[.F11]+25*[.K11]" office:value-type="float" office:value="76.1416602167183" calcext:value-type="float">
            <text:p>76.1416602167183</text:p>
          </table:table-cell>
          <table:table-cell table:formula="of:=[.N11]+3" office:value-type="float" office:value="79.1416602167183" calcext:value-type="float">
            <text:p>79.1416602167183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5" office:value-type="float" office:value="0.95" calcext:value-type="float">
            <text:p>0.95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16/20" office:value-type="float" office:value="0.8" calcext:value-type="float">
            <text:p>0.8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2]+35*AVERAGE([.G12];[.H12];[.I12];[.J12])+25*[.F12]+25*[.K12]" office:value-type="float" office:value="90.7447271671827" calcext:value-type="float">
            <text:p>90.7447271671827</text:p>
          </table:table-cell>
          <table:table-cell table:formula="of:=[.N12]+3" office:value-type="float" office:value="93.7447271671827" calcext:value-type="float">
            <text:p>93.74472716718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94" office:value-type="float" office:value="0.94" calcext:value-type="float">
            <text:p>0.94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3]+35*AVERAGE([.G13];[.H13];[.I13];[.J13])+25*[.F13]+25*[.K13]" office:value-type="float" office:value="98.9602941176471" calcext:value-type="float">
            <text:p>98.9602941176471</text:p>
          </table:table-cell>
          <table:table-cell table:formula="of:=[.N13]+3" office:value-type="float" office:value="101.960294117647" calcext:value-type="float">
            <text:p>101.9602941176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" office:value-type="float" office:value="0.9" calcext:value-type="float">
            <text:p>0.9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4]+35*AVERAGE([.G14];[.H14];[.I14];[.J14])+25*[.F14]+25*[.K14]" office:value-type="float" office:value="96.4934210526316" calcext:value-type="float">
            <text:p>96.4934210526316</text:p>
          </table:table-cell>
          <table:table-cell table:formula="of:=[.N14]+3" office:value-type="float" office:value="99.4934210526316" calcext:value-type="float">
            <text:p>99.49342105263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5]+35*AVERAGE([.G15];[.H15];[.I15];[.J15])+25*[.F15]+25*[.K15]" office:value-type="float" office:value="90.4526315789474" calcext:value-type="float">
            <text:p>90.4526315789474</text:p>
          </table:table-cell>
          <table:table-cell table:formula="of:=[.N15]+3" office:value-type="float" office:value="93.4526315789474" calcext:value-type="float">
            <text:p>93.4526315789474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5" office:value-type="float" office:value="0.95" calcext:value-type="float">
            <text:p>0.95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8/2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6]+35*AVERAGE([.G16];[.H16];[.I16];[.J16])+25*[.F16]+25*[.K16]" office:value-type="float" office:value="88.2864744582043" calcext:value-type="float">
            <text:p>88.2864744582043</text:p>
          </table:table-cell>
          <table:table-cell table:formula="of:=[.N16]+3" office:value-type="float" office:value="91.2864744582043" calcext:value-type="float">
            <text:p>91.2864744582043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4" office:value-type="float" office:value="0.94" calcext:value-type="float">
            <text:p>0.94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7]+35*AVERAGE([.G17];[.H17];[.I17];[.J17])+25*[.F17]+25*[.K17]" office:value-type="float" office:value="95.7496710526316" calcext:value-type="float">
            <text:p>95.7496710526316</text:p>
          </table:table-cell>
          <table:table-cell table:formula="of:=[.N17]+3" office:value-type="float" office:value="98.7496710526316" calcext:value-type="float">
            <text:p>98.74967105263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10/20" office:value-type="float" office:value="0.5" calcext:value-type="float">
            <text:p>0.5</text:p>
          </table:table-cell>
          <table:table-cell table:formula="of:=0/16" office:value-type="float" office:value="0" calcext:value-type="float">
            <text:p>0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8]+35*AVERAGE([.G18];[.H18];[.I18];[.J18])+25*[.F18]+25*[.K18]" office:value-type="float" office:value="70.5354102167183" calcext:value-type="float">
            <text:p>70.5354102167183</text:p>
          </table:table-cell>
          <table:table-cell table:formula="of:=[.N18]+3" office:value-type="float" office:value="73.5354102167183" calcext:value-type="float">
            <text:p>73.535410216718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94" office:value-type="float" office:value="0.94" calcext:value-type="float">
            <text:p>0.94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16/20" office:value-type="float" office:value="0.8" calcext:value-type="float">
            <text:p>0.8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9]+35*AVERAGE([.G19];[.H19];[.I19];[.J19])+25*[.F19]+25*[.K19]" office:value-type="float" office:value="88.9520220588235" calcext:value-type="float">
            <text:p>88.9520220588235</text:p>
          </table:table-cell>
          <table:table-cell table:formula="of:=[.N19]+3" office:value-type="float" office:value="91.9520220588235" calcext:value-type="float">
            <text:p>91.9520220588235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8" office:value-type="float" office:value="0.88" calcext:value-type="float">
            <text:p>0.88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0]+35*AVERAGE([.G20];[.H20];[.I20];[.J20])+25*[.F20]+25*[.K20]" office:value-type="float" office:value="91.4443401702786" calcext:value-type="float">
            <text:p>91.4443401702786</text:p>
          </table:table-cell>
          <table:table-cell table:formula="of:=[.N20]+3" office:value-type="float" office:value="94.4443401702786" calcext:value-type="float">
            <text:p>94.44434017027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1]+35*AVERAGE([.G21];[.H21];[.I21];[.J21])+25*[.F21]+25*[.K21]" office:value-type="float" office:value="99.2157894736842" calcext:value-type="float">
            <text:p>99.2157894736842</text:p>
          </table:table-cell>
          <table:table-cell table:formula="of:=[.N21]+3" office:value-type="float" office:value="102.215789473684" calcext:value-type="float">
            <text:p>102.21578947368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1" office:value-type="float" office:value="0.91" calcext:value-type="float">
            <text:p>0.9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2]+35*AVERAGE([.G22];[.H22];[.I22];[.J22])+25*[.F22]+25*[.K22]" office:value-type="float" office:value="95.6542085913313" calcext:value-type="float">
            <text:p>95.6542085913313</text:p>
          </table:table-cell>
          <table:table-cell table:formula="of:=[.N22]+3" office:value-type="float" office:value="98.6542085913313" calcext:value-type="float">
            <text:p>98.65420859133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0.9" office:value-type="float" office:value="0.9" calcext:value-type="float">
            <text:p>0.9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20/20"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formula="of:=15*[.M23]+35*AVERAGE([.G23];[.H23];[.I23];[.J23])+25*[.F23]+25*[.K23]" office:value-type="float" office:value="53.7730746904025" calcext:value-type="float">
            <text:p>53.7730746904025</text:p>
          </table:table-cell>
          <table:table-cell table:formula="of:=[.N23]+3" office:value-type="float" office:value="56.7730746904025" calcext:value-type="float">
            <text:p>56.77307469040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3" office:value-type="float" office:value="0.93" calcext:value-type="float">
            <text:p>0.93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0/20" office:value-type="float" office:value="0" calcext:value-type="float">
            <text:p>0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4]+35*AVERAGE([.G24];[.H24];[.I24];[.J24])+25*[.F24]+25*[.K24]" office:value-type="float" office:value="77.7884771671827" calcext:value-type="float">
            <text:p>77.7884771671827</text:p>
          </table:table-cell>
          <table:table-cell table:formula="of:=[.N24]+3" office:value-type="float" office:value="80.7884771671827" calcext:value-type="float">
            <text:p>80.788477167182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2" office:value-type="float" office:value="0.92" calcext:value-type="float">
            <text:p>0.92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5]+35*AVERAGE([.G25];[.H25];[.I25];[.J25])+25*[.F25]+25*[.K25]" office:value-type="float" office:value="94.8057565789474" calcext:value-type="float">
            <text:p>94.8057565789474</text:p>
          </table:table-cell>
          <table:table-cell table:formula="of:=[.N25]+3" office:value-type="float" office:value="97.8057565789474" calcext:value-type="float">
            <text:p>97.805756578947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86" office:value-type="float" office:value="0.86" calcext:value-type="float">
            <text:p>0.86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20/20"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6]+35*AVERAGE([.G26];[.H26];[.I26];[.J26])+25*[.F26]+25*[.K26]" office:value-type="float" office:value="92.5433823529412" calcext:value-type="float">
            <text:p>92.5433823529412</text:p>
          </table:table-cell>
          <table:table-cell table:formula="of:=[.N26]+3" office:value-type="float" office:value="95.5433823529412" calcext:value-type="float">
            <text:p>95.5433823529412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ordan Hanson</meta:initial-creator>
    <meta:creation-date>2021-08-24T14:05:39</meta:creation-date>
    <dc:date>2021-12-09T13:12:54.853922318</dc:date>
    <meta:editing-duration>PT1H52M42S</meta:editing-duration>
    <meta:editing-cycles>58</meta:editing-cycles>
    <meta:document-statistic meta:table-count="1" meta:cell-count="414" meta:object-count="0"/>
  </office:meta>
</office:document-meta>
</file>